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72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1">
      <style:table-cell-properties fo:padding="0.028in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1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91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91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2057" calcext:value-type="float">
            <text:p>22057</text:p>
          </table:table-cell>
          <table:table-cell table:number-columns-repeated="3" table:style-name="ce6" office:value-type="float" office:value="0" calcext:value-type="float">
            <text:p>0.0</text:p>
          </table:table-cell>
          <table:table-cell table:style-name="ce13" table:formula="of:=SUM([.B5:.D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2" office:value-type="float" office:value="22061" calcext:value-type="float">
            <text:p>22061</text:p>
          </table:table-cell>
          <table:table-cell table:style-name="ce6" office:value-type="float" office:value="13.5416666666667" calcext:value-type="float">
            <text:p>13.5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4.9375" calcext:value-type="float">
            <text:p>24.9</text:p>
          </table:table-cell>
          <table:table-cell table:style-name="ce13" table:formula="of:=SUM([.B6:.D6])/100" office:value-type="percentage" office:value="0.615208333333333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092" calcext:value-type="float">
            <text:p>22092</text:p>
          </table:table-cell>
          <table:table-cell table:style-name="ce6" office:value-type="float" office:value="13.75" calcext:value-type="float">
            <text:p>13.8</text:p>
          </table:table-cell>
          <table:table-cell table:style-name="ce6" office:value-type="float" office:value="25.6666666666667" calcext:value-type="float">
            <text:p>25.7</text:p>
          </table:table-cell>
          <table:table-cell table:style-name="ce6" office:value-type="float" office:value="33.075" calcext:value-type="float">
            <text:p>33.1</text:p>
          </table:table-cell>
          <table:table-cell table:style-name="ce13" table:formula="of:=SUM([.B7:.D7])/100" office:value-type="percentage" office:value="0.724916666666667" calcext:value-type="percentage">
            <text:p>72%</text:p>
          </table:table-cell>
          <table:table-cell table:number-columns-repeated="1019"/>
        </table:table-row>
        <table:table-row table:style-name="ro1">
          <table:table-cell table:style-name="ce2" office:value-type="float" office:value="22096" calcext:value-type="float">
            <text:p>22096</text:p>
          </table:table-cell>
          <table:table-cell table:style-name="ce6" office:value-type="float" office:value="11.25" calcext:value-type="float">
            <text:p>11.3</text:p>
          </table:table-cell>
          <table:table-cell table:style-name="ce6" office:value-type="float" office:value="18.375" calcext:value-type="float">
            <text:p>18.4</text:p>
          </table:table-cell>
          <table:table-cell table:style-name="ce6" office:value-type="float" office:value="27.825" calcext:value-type="float">
            <text:p>27.8</text:p>
          </table:table-cell>
          <table:table-cell table:style-name="ce13" table:formula="of:=SUM([.B8:.D8])/100" office:value-type="percentage" office:value="0.5745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5.375" calcext:value-type="float">
            <text:p>25.4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9:.D9])/100" office:value-type="percentage" office:value="0.784208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27" calcext:value-type="float">
            <text:p>2212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375" calcext:value-type="float">
            <text:p>18.4</text:p>
          </table:table-cell>
          <table:table-cell table:style-name="ce7" office:value-type="float" office:value="25.9875" calcext:value-type="float">
            <text:p>26.0</text:p>
          </table:table-cell>
          <table:table-cell table:style-name="ce13" table:formula="of:=SUM([.B10:.D10])/100" office:value-type="percentage" office:value="0.576958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135" calcext:value-type="float">
            <text:p>2213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1:.D1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142" calcext:value-type="float">
            <text:p>2214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2:.D12])/100" office:value-type="percentage" office:value="0.16625" calcext:value-type="percentage">
            <text:p>17%</text:p>
          </table:table-cell>
          <table:table-cell table:number-columns-repeated="1019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13:.D13])/100" office:value-type="percentage" office:value="0.603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157" calcext:value-type="float">
            <text:p>2215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39.9" calcext:value-type="float">
            <text:p>39.9</text:p>
          </table:table-cell>
          <table:table-cell table:style-name="ce13" table:formula="of:=SUM([.B14:.D14])/100" office:value-type="percentage" office:value="0.782333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64" calcext:value-type="float">
            <text:p>22164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33.6" calcext:value-type="float">
            <text:p>33.6</text:p>
          </table:table-cell>
          <table:table-cell table:style-name="ce13" table:formula="of:=SUM([.B15:.D15])/100" office:value-type="percentage" office:value="0.709333333333333" calcext:value-type="percentage">
            <text:p>71%</text:p>
          </table:table-cell>
          <table:table-cell table:number-columns-repeated="1019"/>
        </table:table-row>
        <table:table-row table:style-name="ro1">
          <table:table-cell office:value-type="float" office:value="22173" calcext:value-type="float">
            <text:p>2217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0833333333333" calcext:value-type="float">
            <text:p>11.1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6:.D16])/100" office:value-type="percentage" office:value="0.110833333333333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2188" calcext:value-type="float">
            <text:p>22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7:.D17])/100" office:value-type="percentage" office:value="0.239166666666667" calcext:value-type="percentage">
            <text:p>24%</text:p>
          </table:table-cell>
          <table:table-cell table:number-columns-repeated="1019"/>
        </table:table-row>
        <table:table-row table:style-name="ro1">
          <table:table-cell office:value-type="float" office:value="22190" calcext:value-type="float">
            <text:p>22190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3.8625" calcext:value-type="float">
            <text:p>33.9</text:p>
          </table:table-cell>
          <table:table-cell table:style-name="ce13" table:formula="of:=SUM([.B18:.D18])/100" office:value-type="percentage" office:value="0.683208333333333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style-name="ce7" office:value-type="float" office:value="9.58333333333333" calcext:value-type="float">
            <text:p>9.6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17.0625" calcext:value-type="float">
            <text:p>17.1</text:p>
          </table:table-cell>
          <table:table-cell table:style-name="ce13" table:formula="of:=SUM([.B19:.D19])/100" office:value-type="percentage" office:value="0.491041666666667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0:.D20])/100" office:value-type="percentage" office:value="0.598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278" calcext:value-type="float">
            <text:p>22278</text:p>
          </table:table-cell>
          <table:table-cell table:style-name="ce7" office:value-type="float" office:value="15.8333333333333" calcext:value-type="float">
            <text:p>15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21:.D21])/100" office:value-type="percentage" office:value="0.729125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2284" calcext:value-type="float">
            <text:p>22284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22:.D22])/100" office:value-type="percentage" office:value="0.655458333333333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5.0833333333333" calcext:value-type="float">
            <text:p>25.1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23:.D23])/100" office:value-type="percentage" office:value="0.70441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24:.D24])/100" office:value-type="percentage" office:value="0.559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2307" calcext:value-type="float">
            <text:p>22307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3.1" calcext:value-type="float">
            <text:p>23.1</text:p>
          </table:table-cell>
          <table:table-cell table:style-name="ce13" table:formula="of:=SUM([.B25:.D25])/100" office:value-type="percentage" office:value="0.576833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48" calcext:value-type="float">
            <text:p>2234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26:.D26])/100" office:value-type="percentage" office:value="0.245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style-name="ce7" office:value-type="float" office:value="10.2083333333333" calcext:value-type="float">
            <text:p>10.2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27:.D27])/100" office:value-type="percentage" office:value="0.583041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84" calcext:value-type="float">
            <text:p>22384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9.1375" calcext:value-type="float">
            <text:p>29.1</text:p>
          </table:table-cell>
          <table:table-cell table:style-name="ce13" table:formula="of:=SUM([.B28:.D28])/100" office:value-type="percentage" office:value="0.649291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387" calcext:value-type="float">
            <text:p>2238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9:.D29])/100" office:value-type="percentage" office:value="0.597208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402" calcext:value-type="float">
            <text:p>2240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3.7083333333333" calcext:value-type="float">
            <text:p>13.7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0:.D30])/100" office:value-type="percentage" office:value="0.137083333333333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31:.D31])/100" office:value-type="percentage" office:value="0.573791666666667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461" calcext:value-type="float">
            <text:p>2246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7.0375" calcext:value-type="float">
            <text:p>27.0</text:p>
          </table:table-cell>
          <table:table-cell table:style-name="ce13" table:formula="of:=SUM([.B32:.D32])/100" office:value-type="percentage" office:value="0.615375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474" calcext:value-type="float">
            <text:p>22474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33:.D33])/100" office:value-type="percentage" office:value="0.578416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502" calcext:value-type="float">
            <text:p>22502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17.7916666666667" calcext:value-type="float">
            <text:p>17.8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34:.D34])/100" office:value-type="percentage" office:value="0.53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1.2625" calcext:value-type="float">
            <text:p>21.3</text:p>
          </table:table-cell>
          <table:table-cell table:style-name="ce13" table:formula="of:=SUM([.B35:.D35])/100" office:value-type="percentage" office:value="0.542625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14.175" calcext:value-type="float">
            <text:p>14.2</text:p>
          </table:table-cell>
          <table:table-cell table:style-name="ce13" table:formula="of:=SUM([.B36:.D36])/100" office:value-type="percentage" office:value="0.469666666666667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2541" calcext:value-type="float">
            <text:p>22541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37:.D37])/100" office:value-type="percentage" office:value="0.646458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34.3875" calcext:value-type="float">
            <text:p>34.4</text:p>
          </table:table-cell>
          <table:table-cell table:style-name="ce13" table:formula="of:=SUM([.B38:.D38])/100" office:value-type="percentage" office:value="0.739708333333333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9:.D39])/100" office:value-type="percentage" office:value="0.21875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style-name="ce7" office:value-type="float" office:value="16.875" calcext:value-type="float">
            <text:p>16.9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0:.D40])/100" office:value-type="percentage" office:value="0.759666666666667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024" calcext:value-type="float">
            <text:p>23024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41:.D41])/100" office:value-type="percentage" office:value="0.676625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027" calcext:value-type="float">
            <text:p>23027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2:.D42])/100" office:value-type="percentage" office:value="0.737166666666667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30.45" calcext:value-type="float">
            <text:p>30.5</text:p>
          </table:table-cell>
          <table:table-cell table:style-name="ce13" table:formula="of:=SUM([.B43:.D43])/100" office:value-type="percentage" office:value="0.65366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041" calcext:value-type="float">
            <text:p>230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4:.D4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50" calcext:value-type="float">
            <text:p>2305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5:.D4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69" calcext:value-type="float">
            <text:p>23069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46:.D46])/100" office:value-type="percentage" office:value="0.548916666666667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23071" calcext:value-type="float">
            <text:p>2307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47:.D47])/100" office:value-type="percentage" office:value="0.628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096" calcext:value-type="float">
            <text:p>23096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35.7" calcext:value-type="float">
            <text:p>35.7</text:p>
          </table:table-cell>
          <table:table-cell table:style-name="ce13" table:formula="of:=SUM([.B48:.D48])/100" office:value-type="percentage" office:value="0.772" calcext:value-type="percentage">
            <text:p>77%</text:p>
          </table:table-cell>
          <table:table-cell table:number-columns-repeated="1019"/>
        </table:table-row>
        <table:table-row table:style-name="ro1">
          <table:table-cell office:value-type="float" office:value="23113" calcext:value-type="float">
            <text:p>23113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49:.D49])/100" office:value-type="percentage" office:value="0.674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5" calcext:value-type="float">
            <text:p>23115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26.775" calcext:value-type="float">
            <text:p>26.8</text:p>
          </table:table-cell>
          <table:table-cell table:style-name="ce13" table:formula="of:=SUM([.B50:.D50])/100" office:value-type="percentage" office:value="0.58858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116" calcext:value-type="float">
            <text:p>23116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51:.D51])/100" office:value-type="percentage" office:value="0.6704166666666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2:.D52])/100" office:value-type="percentage" office:value="0.221666666666667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3121" calcext:value-type="float">
            <text:p>23121</text:p>
          </table:table-cell>
          <table:table-cell table:style-name="ce7" office:value-type="float" office:value="18.125" calcext:value-type="float">
            <text:p>18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53:.D53])/100" office:value-type="percentage" office:value="0.6811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375" calcext:value-type="float">
            <text:p>11.4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4:.D54])/100" office:value-type="percentage" office:value="0.11375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5:.D55])/100" office:value-type="percentage" office:value="0.035" calcext:value-type="percentage">
            <text:p>4%</text:p>
          </table:table-cell>
          <table:table-cell table:number-columns-repeated="1019"/>
        </table:table-row>
        <table:table-row table:style-name="ro1">
          <table:table-cell office:value-type="float" office:value="23147" calcext:value-type="float">
            <text:p>2314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56:.D56])/100" office:value-type="percentage" office:value="0.650583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153" calcext:value-type="float">
            <text:p>23153</text:p>
          </table:table-cell>
          <table:table-cell table:style-name="ce7" office:value-type="float" office:value="17.9166666666667" calcext:value-type="float">
            <text:p>17.9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57:.D57])/100" office:value-type="percentage" office:value="0.663625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3159" calcext:value-type="float">
            <text:p>23159</text:p>
          </table:table-cell>
          <table:table-cell table:style-name="ce7" office:value-type="float" office:value="11.875" calcext:value-type="float">
            <text:p>11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4.125" calcext:value-type="float">
            <text:p>34.1</text:p>
          </table:table-cell>
          <table:table-cell table:style-name="ce13" table:formula="of:=SUM([.B58:.D58])/100"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64" calcext:value-type="float">
            <text:p>23164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59:.D59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5" calcext:value-type="float">
            <text:p>23175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3.3375" calcext:value-type="float">
            <text:p>33.3</text:p>
          </table:table-cell>
          <table:table-cell table:style-name="ce13" table:formula="of:=SUM([.B60:.D60])/100" office:value-type="percentage" office:value="0.635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8" calcext:value-type="float">
            <text:p>23178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1:.D61])/100" office:value-type="percentage" office:value="0.761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62:.D62])/100" office:value-type="percentage" office:value="0.619291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7.29166666666667" calcext:value-type="float">
            <text:p>7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63:.D63])/100" office:value-type="percentage" office:value="0.0729166666666667" calcext:value-type="percentage">
            <text:p>7%</text:p>
          </table:table-cell>
          <table:table-cell table:number-columns-repeated="1019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64:.D64])/100" office:value-type="percentage" office:value="0.65141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23" calcext:value-type="float">
            <text:p>2322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43.3125" calcext:value-type="float">
            <text:p>43.3</text:p>
          </table:table-cell>
          <table:table-cell table:style-name="ce13" table:formula="of:=SUM([.B65:.D65])/100" office:value-type="percentage" office:value="0.833125" calcext:value-type="percentage">
            <text:p>83%</text:p>
          </table:table-cell>
          <table:table-cell table:number-columns-repeated="1019"/>
        </table:table-row>
        <table:table-row table:style-name="ro1">
          <table:table-cell office:value-type="float" office:value="23240" calcext:value-type="float">
            <text:p>23240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66:.D66])/100" office:value-type="percentage" office:value="0.684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256" calcext:value-type="float">
            <text:p>23256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67:.D67])/100" office:value-type="percentage" office:value="0.563375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261" calcext:value-type="float">
            <text:p>23261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68:.D68])/100" office:value-type="percentage" office:value="0.637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277" calcext:value-type="float">
            <text:p>232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69:.D69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281" calcext:value-type="float">
            <text:p>23281</text:p>
          </table:table-cell>
          <table:table-cell table:number-columns-repeated="2" table:style-name="ce7" office:value-type="float" office:value="13.125" calcext:value-type="float">
            <text:p>13.1</text:p>
          </table:table-cell>
          <table:table-cell table:style-name="ce7" office:value-type="float" office:value="17.325" calcext:value-type="float">
            <text:p>17.3</text:p>
          </table:table-cell>
          <table:table-cell table:style-name="ce13" table:formula="of:=SUM([.B70:.D70])/100" office:value-type="percentage" office:value="0.43575" calcext:value-type="percentage">
            <text:p>44%</text:p>
          </table:table-cell>
          <table:table-cell table:number-columns-repeated="1019"/>
        </table:table-row>
        <table:table-row table:style-name="ro1">
          <table:table-cell office:value-type="float" office:value="23283" calcext:value-type="float">
            <text:p>23283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5.725" calcext:value-type="float">
            <text:p>25.7</text:p>
          </table:table-cell>
          <table:table-cell table:style-name="ce13" table:formula="of:=SUM([.B71:.D71])/100" office:value-type="percentage" office:value="0.64975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88" calcext:value-type="float">
            <text:p>23288</text:p>
          </table:table-cell>
          <table:table-cell table:style-name="ce7" office:value-type="float" office:value="14.1666666666667" calcext:value-type="float">
            <text:p>14.2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5.2" calcext:value-type="float">
            <text:p>25.2</text:p>
          </table:table-cell>
          <table:table-cell table:style-name="ce13" table:formula="of:=SUM([.B72:.D72])/100" office:value-type="percentage" office:value="0.597833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3:.D73])/100" office:value-type="percentage" office:value="0.576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297" calcext:value-type="float">
            <text:p>23297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74:.D74])/100" office:value-type="percentage" office:value="0.606958333333333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298" calcext:value-type="float">
            <text:p>23298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75:.D75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330" calcext:value-type="float">
            <text:p>2333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76:.D76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37" calcext:value-type="float">
            <text:p>23337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77:.D77])/100" office:value-type="percentage" office:value="0.629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8:.D78])/100" office:value-type="percentage" office:value="0.59133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79:.D79])/100" office:value-type="percentage" office:value="0.679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357" calcext:value-type="float">
            <text:p>23357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80:.D80])/100" office:value-type="percentage" office:value="0.693708333333333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358" calcext:value-type="float">
            <text:p>2335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1:.D81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2:.D82])/100" office:value-type="percentage" office:value="0.728583333333333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3398" calcext:value-type="float">
            <text:p>23398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3:.D83])/100" office:value-type="percentage" office:value="0.6756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404" calcext:value-type="float">
            <text:p>23404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4:.D8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11" calcext:value-type="float">
            <text:p>23411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5:.D85])/100" office:value-type="percentage" office:value="0.69566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86:.D86])/100" office:value-type="percentage" office:value="0.557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429" calcext:value-type="float">
            <text:p>23429</text:p>
          </table:table-cell>
          <table:table-cell table:style-name="ce7" office:value-type="float" office:value="15.625" calcext:value-type="float">
            <text:p>15.6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87:.D87])/100" office:value-type="percentage" office:value="0.667833333333333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477" calcext:value-type="float">
            <text:p>234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8:.D88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82" calcext:value-type="float">
            <text:p>23482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5.9583333333333" calcext:value-type="float">
            <text:p>26.0</text:p>
          </table:table-cell>
          <table:table-cell table:style-name="ce7" office:value-type="float" office:value="37.0125" calcext:value-type="float">
            <text:p>37.0</text:p>
          </table:table-cell>
          <table:table-cell table:style-name="ce13" table:formula="of:=SUM([.B89:.D89])/100" office:value-type="percentage" office:value="0.802625" calcext:value-type="percentage">
            <text:p>80%</text:p>
          </table:table-cell>
          <table:table-cell table:number-columns-repeated="1019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38.85" calcext:value-type="float">
            <text:p>38.9</text:p>
          </table:table-cell>
          <table:table-cell table:style-name="ce13" table:formula="of:=SUM([.B90:.D90])/100" office:value-type="percentage" office:value="0.793916666666667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03" calcext:value-type="float">
            <text:p>2350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91:.D91])/100" office:value-type="percentage" office:value="0.698375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1.6666666666667" calcext:value-type="float">
            <text:p>11.7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92:.D92])/100" office:value-type="percentage" office:value="0.465875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3541" calcext:value-type="float">
            <text:p>235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93:.D93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9.33333333333333" calcext:value-type="float">
            <text:p>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4:.D94])/100" office:value-type="percentage" office:value="0.0933333333333333" calcext:value-type="percentage">
            <text:p>9%</text:p>
          </table:table-cell>
          <table:table-cell table:number-columns-repeated="1019"/>
        </table:table-row>
        <table:table-row table:style-name="ro1">
          <table:table-cell office:value-type="float" office:value="23583" calcext:value-type="float">
            <text:p>23583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40.1625" calcext:value-type="float">
            <text:p>40.2</text:p>
          </table:table-cell>
          <table:table-cell table:style-name="ce13" table:formula="of:=SUM([.B95:.D95])/100" office:value-type="percentage" office:value="0.793708333333333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6:.D96])/100" office:value-type="percentage" office:value="0.1925" calcext:value-type="percentage">
            <text:p>19%</text:p>
          </table:table-cell>
          <table:table-cell table:number-columns-repeated="1019"/>
        </table:table-row>
        <table:table-row table:style-name="ro1">
          <table:table-cell office:value-type="float" office:value="23603" calcext:value-type="float">
            <text:p>23603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15.75" calcext:value-type="float">
            <text:p>15.8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97:.D97])/100" office:value-type="percentage" office:value="0.525916666666667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3604" calcext:value-type="float">
            <text:p>23604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98:.D98])/100" office:value-type="percentage" office:value="0.5838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615" calcext:value-type="float">
            <text:p>23615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9.4" calcext:value-type="float">
            <text:p>29.4</text:p>
          </table:table-cell>
          <table:table-cell table:style-name="ce13" table:formula="of:=SUM([.B99:.D99])/100" office:value-type="percentage" office:value="0.616916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618" calcext:value-type="float">
            <text:p>2361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100:.D100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632" calcext:value-type="float">
            <text:p>2363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01:.D10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3643" calcext:value-type="float">
            <text:p>23643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2:.D102])/100" office:value-type="percentage" office:value="0.691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5" calcext:value-type="float">
            <text:p>23655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103:.D103])/100" office:value-type="percentage" office:value="0.692666666666667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8" calcext:value-type="float">
            <text:p>23658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104:.D104])/100" office:value-type="percentage" office:value="0.614166666666667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679" calcext:value-type="float">
            <text:p>23679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3625" calcext:value-type="float">
            <text:p>23.4</text:p>
          </table:table-cell>
          <table:table-cell table:style-name="ce13" table:formula="of:=SUM([.B105:.D105])/100" office:value-type="percentage" office:value="0.568208333333333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106:.D106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7:.D107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108:.D108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108])" office:value-type="float" office:value="10.8975856697819" calcext:value-type="float">
            <text:p>10.9</text:p>
          </table:table-cell>
          <table:table-cell table:style-name="ce8" table:formula="of:=AVERAGE([.C2:.C108])" office:value-type="float" office:value="18.3341121495327" calcext:value-type="float">
            <text:p>18.3</text:p>
          </table:table-cell>
          <table:table-cell table:style-name="ce8" table:formula="of:=AVERAGE([.D2:.D108])" office:value-type="float" office:value="22.5700934579439" calcext:value-type="float">
            <text:p>22.6</text:p>
          </table:table-cell>
          <table:table-cell table:style-name="ce14" table:formula="of:=AVERAGE([.E2:.E108])" office:value-type="percentage" office:value="0.518017912772586" calcext:value-type="percentage">
            <text:p>5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109]/20" office:value-type="percentage" office:value="0.544879283489097" calcext:value-type="percentage">
            <text:p>54%</text:p>
          </table:table-cell>
          <table:table-cell table:style-name="ce9" table:formula="of:=[.C109]/35" office:value-type="percentage" office:value="0.523831775700935" calcext:value-type="percentage">
            <text:p>52%</text:p>
          </table:table-cell>
          <table:table-cell table:style-name="ce9" table:formula="of:=[.D109]/45" office:value-type="percentage" office:value="0.501557632398754" calcext:value-type="percentage">
            <text:p>50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฿</number:text>
      <number:number number:decimal-places="0" number:min-integer-digits="1" number:grouping="true"/>
    </number:number-style>
    <number:number-style style:name="N148">
      <number:text>-฿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฿</number:text>
      <number:number number:decimal-places="0" number:min-integer-digits="1" number:grouping="true"/>
    </number:number-style>
    <number:number-style style:name="N149">
      <style:text-properties fo:color="#ff0000"/>
      <number:text>-฿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฿</number:text>
      <number:number number:decimal-places="2" number:min-integer-digits="1" number:grouping="true"/>
    </number:number-style>
    <number:number-style style:name="N151">
      <number:text>-฿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฿</number:text>
      <number:number number:decimal-places="2" number:min-integer-digits="1" number:grouping="true"/>
    </number:number-style>
    <number:number-style style:name="N152">
      <style:text-properties fo:color="#ff0000"/>
      <number:text>-฿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56P2" style:volatile="true">
      <number:text> ฿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t฿</number:text>
      <number:number number:decimal-places="0" number:min-integer-digits="1" number:grouping="true"/>
      <number:text> </number:text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  <number:text> </number:text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number:text>-£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0" number:min-integer-digits="1" number:grouping="true"/>
    </number:number-style>
    <number:number-style style:name="N173">
      <style:text-properties fo:color="#ff0000"/>
      <number:text>-£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£</number:text>
      <number:number number:decimal-places="2" number:min-integer-digits="1" number:grouping="true"/>
    </number:number-style>
    <number:number-style style:name="N175">
      <number:text>-£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£</number:text>
      <number:number number:decimal-places="2" number:min-integer-digits="1" number:grouping="true"/>
    </number:number-style>
    <number:number-style style:name="N176">
      <style:text-properties fo:color="#ff0000"/>
      <number:text>-£</number:text>
      <number:number number:decimal-places="2" number:min-integer-digits="1" number:grouping="true"/>
      <style:map style:condition="value()&gt;=0" style:apply-style-name="N176P0"/>
    </number:number-style>
    <number:number-style style:name="N180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80P2" style:volatile="true">
      <number:text> £</number:text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8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£</number:text>
      <number:number number:decimal-places="0" number:min-integer-digits="1" number:grouping="true"/>
      <number:text> </number:text>
    </number:number-style>
    <number:number-style style:name="N186">
      <number:text>(t£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t£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t£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t£</number:text>
      <number:number number:decimal-places="2" number:min-integer-digits="1" number:grouping="true"/>
      <number:text> </number:text>
    </number:number-style>
    <number:number-style style:name="N189">
      <number:text>(t£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t£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t£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">
      <number:number number:decimal-places="1" number:min-integer-digits="1"/>
    </number:number-style>
    <number:percentage-style style:name="N192">
      <number:number number:decimal-places="1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2902in" fo:margin-left="0in" fo:margin-right="0in" fo:margin-bottom="0.2201in"/>
      </style:header-style>
      <style:footer-style>
        <style:header-footer-properties fo:min-height="0.4in" fo:margin-left="0in" fo:margin-right="0in" fo:margin-top="0.3598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2:03:18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avison</meta:initial-creator>
    <meta:creation-date>2000-12-19T10:40:48</meta:creation-date>
    <dc:date>2014-09-27T22:04:02.921000000</dc:date>
    <meta:print-date>2014-09-27T22:03:45.855000000</meta:print-date>
    <meta:generator>LibreOffice/4.2.6.3$Windows_x86 LibreOffice_project/3fd416d4c6db7d3204c17ce57a1d70f6e531ee21</meta:generator>
    <meta:editing-duration>PT2M13S</meta:editing-duration>
    <meta:editing-cycles>4</meta:editing-cycles>
    <meta:document-statistic meta:table-count="1" meta:cell-count="551" meta:object-count="0"/>
  </office:meta>
</office:document-meta>
</file>